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INVERSIONES AGROPECUARIAS SANTA ELIZABETH E.I.R.L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CL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1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HAVEZ OBREGON, LUZ KATTERY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5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5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2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2T13:07:38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